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5"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7" style:family="paragraph" style:parent-style-name="Standard" style:list-style-name="L8">
      <style:text-properties fo:font-weight="normal" style:font-weight-asian="normal" style:font-weight-complex="normal"/>
    </style:style>
    <style:style style:name="P38" style:family="paragraph" style:parent-style-name="Standard" style:list-style-name="L6">
      <style:text-properties fo:font-weight="normal" fo:background-color="#ff0000" style:font-weight-asian="normal" style:font-weight-complex="normal"/>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40" style:family="paragraph" style:parent-style-name="Standard" style:list-style-name="WW8Num1">
      <style:paragraph-properties fo:text-align="start" style:justify-single-word="false">
        <style:tab-stops/>
      </style:paragraph-properties>
      <style:text-properties fo:background-color="#33cc66"/>
    </style:style>
    <style:style style:name="P41" style:family="paragraph" style:parent-style-name="Standard" style:list-style-name="L7">
      <style:text-properties fo:background-color="#33cc66"/>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4" style:family="paragraph" style:parent-style-name="Standard" style:list-style-name="L6">
      <style:text-properties fo:background-color="#ff0000"/>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6" style:family="paragraph" style:parent-style-name="Standard" style:list-style-name="L5"/>
    <style:style style:name="P47" style:family="paragraph" style:parent-style-name="Standard" style:list-style-name="L8">
      <style:text-properties fo:font-style="italic" fo:font-weight="bold" style:font-style-asian="italic" style:font-weight-asian="bold" style:font-style-complex="italic" style:font-weight-complex="bold"/>
    </style:style>
    <style:style style:name="P48"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9"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50"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1"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2"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9">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9">A token in YANG is either a keyword, a string, ";", "{", or "}". <text:s/></text:p>
        </text:list-item>
        <text:list-item>
          <text:p text:style-name="P39">A string can be quoted or unquoted (RFC page 36). <text:s/>If a string contains any whitespace characters, a semicolon (";"), braces ("{" or "}"), or comment sequences ("//", "/*", or "*/"), then it MUST be enclosed within double or single quotes (RFC page 36). <text:s/></text:p>
        </text:list-item>
        <text:list-item>
          <text:p text:style-name="P39">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2">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9"><text:s/>A single quoted string (enclosed within ' ') preserves each character within the quotes. <text:s/>A single quote character can not occur in a single quoted string, even when preceded by a backslash (RFC page 37). </text:p>
        </text:list-item>
        <text:list-item>
          <text:p text:style-name="P39">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9">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9">Within a double quoted string (enclosed within " "), a backslash character introduces a special character, which depends on the <text:s/>character that immediately follows the backslash: </text:p>
          <text:p text:style-name="P39"><text:soft-page-break/><text:s text:c="3"/>\n <text:s text:c="5"/>new line </text:p>
          <text:p text:style-name="P39"><text:s text:c="4"/>\t <text:s text:c="5"/>a tab character </text:p>
          <text:p text:style-name="P39"><text:s text:c="4"/>\" <text:s text:c="5"/>a double quote </text:p>
          <text:p text:style-name="P43"><text:s text:c="4"/>\\ <text:s text:c="5"/>a single backslash <text:s/>[BUG] (There is a problem in case when “\\” goes at the end of the string befor <text:s/>a double quote character that is supposed to close the string. In that case that double quote symbol does not close the string.</text:p>
          <text:p text:style-name="P39"/>
          <text:p text:style-name="P40"/>
        </text:list-item>
        <text:list-item>
          <text:p text:style-name="P40"><text:s/>If a double quoted string contains whitespace before a line break, <text:s text:c="2"/>this trailing whitespace is stripped from the string (RFC page 136). </text:p>
          <text:p text:style-name="P40"/>
          <text:p text:style-name="P48">PARSER ISSUES</text:p>
        </text:list-item>
        <text:list-item>
          <text:p text:style-name="P39"><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9">All prefixes, including the prefix for the module itself MUST be <text:s/>unique within the module or submodule.</text:p>
        </text:list-item>
        <text:list-item>
          <text:p text:style-name="P39">A submodule MUST only be included by the module to which it belongs, or by another submodule which belongs to that module.</text:p>
        </text:list-item>
        <text:list-item>
          <text:p text:style-name="P34"><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5"><text:span text:style-name="T7">Module or submodule MUST include only submodules from the same module. </text:span>YANG modules and submodules are typically stored in files, one module or submodule per file, with the name of the file on the form: </text:p>
          <text:p text:style-name="P45"><text:s text:c="2"/><text:span text:style-name="T10">module-or-submodule-name ['.' revision-number] ( '.yang' / '.yin' ).</text:span></text:p>
        </text:list-item>
        <text:list-item>
          <text:p text:style-name="P39">Check 'belongs-to' statement of the imported submodule to check whether the submodule belongs to the module.</text:p>
        </text:list-item>
        <text:list-item>
          <text:p text:style-name="P36"><text:bookmark-start text:name="DDE_LINK189"/>If a node has "config" "false", no node underneath it can have "config" set to "true".<text:bookmark-end text:name="DDE_LINK189"/></text:p>
        </text:list-item>
        <text:list-item>
          <text:p text:style-name="P34">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28">An identity MUST NOT reference itself, neither directly nor indirectly through a chain of other identities.</text:p>
        </text:list-item>
        <text:list-item>
          <text:p text:style-name="P28">Once a grouping is defined, it can be referenced in a "uses" <text:s/>statement (see Section 7.12). <text:s/>A grouping MUST NOT reference itself, <text:s text:c="2"/>neither directly nor indirectly through a chain of other <text:soft-page-break/>groupings. </text:p>
        </text:list-item>
        <text:list-item>
          <text:p text:style-name="P34"><text:bookmark-start text:name="DDE_LINK149"/>The "must" statement takes as an argument a string which contains an XPath expression.<text:bookmark-end text:name="DDE_LINK149"/></text:p>
        </text:list-item>
        <text:list-item>
          <text:p text:style-name="P34">The "when" statement takes as an argument a string which contains an XPath expression.</text:p>
        </text:list-item>
        <text:list-item>
          <text:p text:style-name="P34">(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4">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4">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4">The target node of the augment'' MUST be either a <text:s/>container, list, choice, case, input, output, or notification node.</text:p>
        </text:list-item>
        <text:list-item>
          <text:p text:style-name="P34">If the "augment" statement is on the top-level in a module or submodule, the absolute form <text:s/>of a schema node identifier MUST be used. <text:s/>If the "augment" statement is in a "uses" statement, the descendant form MUST be used.</text:p>
        </text:list-item>
        <text:list-item>
          <text:p text:style-name="P34">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4">If the target node of the “augment” is in another module, then nodes added by the <text:s/>augmentation MUST NOT be mandatory nodes. </text:p>
        </text:list-item>
        <text:list-item>
          <text:p text:style-name="P34">The effect of a "uses" reference to a grouping is that the nodes defined by the grouping are copied into the current schema tree and then updated according to the refinement statements.. Check name collisions after this procedure.</text:p>
        </text:list-item>
      </text:list>
      <text:p text:style-name="P24">BUILT-IN TYPES</text:p>
      <text:list text:style-name="L2">
        <text:list-item>
          <text:p text:style-name="P35">check type ranges and representations for default values of the built-in types (see the specification, e.g. 9.2, 9.2.1);</text:p>
        </text:list-item>
      </text:list>
      <text:p text:style-name="P24">RESTRICTIONS</text:p>
      <text:list text:style-name="L3">
        <text:list-item>
          <text:p text:style-name="P49">All integer types can be restricted with the "range" statement;</text:p>
        </text:list-item>
        <text:list-item>
          <text:p text:style-name="P49">All floating point types can be restricted with the "range" statement;</text:p>
        </text:list-item>
        <text:list-item>
          <text:p text:style-name="P49">A string can be restricted with the "length" (Section 9.4.4) and "pattern" (Section 9.4.6) statements. </text:p>
        </text:list-item>
        <text:list-item>
          <text:p text:style-name="P49">The "enum" statement, which is a substatement to the "type" statement, MUST be present if the type is "enumeration".</text:p>
        </text:list-item>
        <text:list-item>
          <text:p text:style-name="P49">The "path" statement, which is a substatement to the "type" <text:s/>statement, MUST be present if the type is "leafref”;</text:p>
        </text:list-item>
        <text:list-item>
          <text:p text:style-name="P49">The "base" statement, which is a substatement to the "type" statement, MUST be present if the type is "identityref".</text:p>
        </text:list-item>
        <text:list-item>
          <text:p text:style-name="P49"><text:soft-page-break/>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9">When the type is "union", the "type" statement (Section 7.4) MUST be present. </text:p>
        </text:list-item>
        <text:list-item>
          <text:p text:style-name="P49">A binary can be restricted with the "length";</text:p>
        </text:list-item>
        <text:list-item>
          <text:p text:style-name="P49">The "path" statement of the 'leafref' takes as an <text:s/>argument a string which MUST refer to a leaf node. <text:s/>The value of the <text:s text:c="2"/>referring leaf MUST match the type of the referred leaf.</text:p>
        </text:list-item>
        <text:list-item>
          <text:p text:style-name="P50"><text:bookmark-start text:name="DDE_LINK190"/>The 'enum' statement takes as an argument a string which MUST NOT be empty and MUST NOT have any leading or trailing <text:s/>whitespace characters. <text:bookmark-end text:name="DDE_LINK190"/><text:s/></text:p>
        </text:list-item>
        <text:list-item>
          <text:p text:style-name="P50"><text:bookmark-start text:name="DDE_LINK191"/>All assigned names in an enumeration MUST be unique.<text:bookmark-end text:name="DDE_LINK191"/></text:p>
        </text:list-item>
        <text:list-item>
          <text:p text:style-name="P49">The 'value' of the enum is an integer value. Iit MUST be in the range -2147483648 to 2147483647, and it MUST be <text:s/>unique within the enumeration type <text:span text:style-name="T9">( PYANG ???).</text:span></text:p>
        </text:list-item>
        <text:list-item>
          <text:p text:style-name="P49">'range' expression is not validated <text:span text:style-name="T9">(PYANG ???).</text:span></text:p>
        </text:list-item>
        <text:list-item>
          <text:p text:style-name="P49">'length' expression is not validated <text:span text:style-name="T9">(PYANG ???).</text:span></text:p>
        </text:list-item>
        <text:list-item>
          <text:p text:style-name="P49">An empty type cannot have a default value.</text:p>
        </text:list-item>
        <text:list-item>
          <text:p text:style-name="P49">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6">string quoting;</text:p>
          <text:p text:style-name="P51">SPECIFICATION ISSUES</text:p>
        </text:list-item>
        <text:list-item>
          <text:p text:style-name="P46">7.6.7 example – there is no ';' after the description field.</text:p>
          <text:p text:style-name="P46"/>
        </text:list-item>
      </text:list>
      <text:p text:style-name="P6"><text:soft-page-break/>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oft-page-break/><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4">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1"><text:s text:c="25"/>"}" </text:p>
          <text:p text:style-name="P52">ISSUES:</text:p>
        </text:list-header>
      </text:list>
      <text:list text:style-name="L6">
        <text:list-item text:start-value="1">
          <text:p text:style-name="P38">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uri-sep rules</text:p>
      <text:p text:style-name="P6">namespace-stmt <text:s text:c="8"/>= namespace-keyword sep uri-str optsep <text:bookmark-start text:name="DDE_LINK28"/>stmtend<text:bookmark-end text:name="DDE_LINK28"/> </text:p>
      <text:p text:style-name="Standard"/>
      <text:p text:style-name="P18"><text:soft-page-break/>uri-str <text:s text:c="15"/>= &lt; a string which matches the rule <text:s/>URI in RFC 3986 &gt; </text:p>
      <text:p text:style-name="P18"/>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text:soft-page-break/>yin-element-arg-str <text:s text:c="3"/>= &lt; a string which matches the rule </text:p>
      <text:p text:style-name="P6"><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oft-page-break/><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text:soft-page-break/>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text:soft-page-break/>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text:soft-page-break/>error-app-tag-stmt <text:s text:c="4"/>= error-app-tag-keyword sep string stmtend </text:p>
      <text:p text:style-name="Standard"/>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text:soft-page-break/>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oft-page-break/><text:s text:c="29"/>[reference-stmt stmtsep] </text:p>
      <text:p text:style-name="P6"><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oft-page-break/><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text:soft-page-break/></text:p>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text:soft-page-break/></text:p>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8">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8">TODO: <text:tab/>1. validate cardinality of the 1*((data-def-stmt stmtsep) / (case-stmt stmtsep)) </text:p>
      <text:p text:style-name="P18"><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text:soft-page-break/>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oft-page-break/><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oft-page-break/><text:s text:c="30"/>[min-elements-stmt stmtsep] </text:p>
      <text:p text:style-name="P6"><text:s text:c="30"/>[max-elements-stmt stmtsep] </text:p>
      <text:p text:style-name="P6"><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text:soft-page-break/>node-identifier <text:s text:c="7"/>= [prefix ":"] identifier </text:p>
      <text:p text:style-name="Standard"/>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text:soft-page-break/>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text:soft-page-break/>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text:soft-page-break/>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text:soft-page-break/>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oft-page-break/><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7">config</text:p>
          <text:p text:style-name="P37">If "config" is not specified, the default is the same as the parent node's (in the data model) "config" value. <text:s/>If the top node does not specify a "config" statement, the default is "true". </text:p>
        </text:list-item>
        <text:list-item>
          <text:p text:style-name="P47">status</text:p>
          <text:p text:style-name="P37">If no status is specified, the default is "current". </text:p>
        </text:list-item>
        <text:list-item>
          <text:p text:style-name="P47">description;</text:p>
        </text:list-item>
        <text:list-item>
          <text:p text:style-name="P47">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19:48:31</dc:date>
    <meta:editing-cycles>915</meta:editing-cycles>
    <meta:editing-duration>P5DT12H14M58S</meta:editing-duration>
    <meta:user-defined meta:name="Info 1"/>
    <meta:user-defined meta:name="Info 2"/>
    <meta:user-defined meta:name="Info 3"/>
    <meta:user-defined meta:name="Info 4"/>
    <meta:document-statistic meta:table-count="0" meta:image-count="0" meta:object-count="0" meta:page-count="26" meta:paragraph-count="883" meta:word-count="5353" meta:character-count="51872"/>
  </office:meta>
</office:document-meta>
</file>